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min-height="0.867cm" fo:min-width="1.453cm" fo:padding-top="0.125cm" fo:padding-bottom="0.125cm" fo:padding-left="0.25cm" fo:padding-right="0.25cm" fo:wrap-option="no-wrap"/>
    </style:style>
    <style:style style:name="gr11" style:family="graphic" style:parent-style-name="standard">
      <style:graphic-properties draw:textarea-vertical-align="middle"/>
    </style:style>
    <style:style style:name="gr12" style:family="graphic" style:parent-style-name="standard">
      <style:graphic-properties draw:stroke="none" draw:fill="none" fo:min-height="24.176cm"/>
    </style:style>
    <style:style style:name="gr13" style:family="graphic" style:parent-style-name="standard">
      <style:graphic-properties draw:stroke="none" draw:fill="none" draw:textarea-vertical-align="top" draw:auto-grow-height="true" fo:min-height="2.287cm" fo:min-width="5.814cm"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true" fo:min-height="3.049cm" fo:padding-top="0.125cm" fo:padding-bottom="0.125cm" fo:padding-left="0.25cm" fo:padding-right="0.25cm" fo:wrap-option="wrap"/>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P1" style:family="paragraph">
      <style:text-properties fo:font-family="Gentium" style:font-pitch="variable"/>
    </style:style>
    <style:style style:name="P2" style:family="paragraph">
      <style:text-properties fo:font-family="Gentium" style:font-pitch="variable" fo:font-size="32pt" fo:font-style="italic" style:font-style-asian="italic" style:font-style-complex="italic"/>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text-properties fo:font-family="'Ubuntu Mono'" style:font-pitch="fixed"/>
    </style:style>
    <style:style style:name="P7" style:family="paragraph">
      <style:text-properties fo:font-family="Gentium" style:font-pitch="variable" fo:font-size="26pt" style:font-size-asian="26pt" style:font-size-complex="26pt"/>
    </style:style>
    <style:style style:name="P8" style:family="paragraph">
      <style:paragraph-properties fo:margin-top="0cm" fo:margin-bottom="0.499cm"/>
    </style:style>
    <style:style style:name="P9" style:family="paragraph">
      <style:paragraph-properties fo:margin-left="0cm" fo:margin-right="0cm" fo:margin-top="0cm" fo:margin-bottom="0cm" fo:text-align="center" fo:text-indent="0cm" style:punctuation-wrap="hanging"/>
      <style:text-properties fo:font-size="19.8999996185303pt" style:font-size-asian="14pt" style:font-size-complex="14pt"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9.8999996185303pt" style:font-size-asian="14pt" style:font-size-complex="14pt" fo:hyphenate="false"/>
    </style:style>
    <style:style style:name="P11" style:family="paragraph">
      <style:paragraph-properties fo:margin-top="0cm" fo:margin-bottom="0cm" fo:text-align="center" style:punctuation-wrap="simple"/>
      <style:text-properties fo:font-size="19.8999996185303pt"/>
    </style:style>
    <style:style style:name="P12" style:family="paragraph">
      <style:paragraph-properties fo:margin-top="0cm" fo:margin-bottom="0cm" fo:text-align="center" style:punctuation-wrap="simple" style:font-independent-line-spacing="true"/>
      <style:text-properties fo:font-size="19.8999996185303pt"/>
    </style:style>
    <style:style style:name="P13" style:family="paragraph">
      <style:paragraph-properties fo:text-align="start"/>
      <style:text-properties fo:font-size="18pt"/>
    </style:style>
    <style:style style:name="P14" style:family="paragraph">
      <style:paragraph-properties fo:text-align="start" style:font-independent-line-spacing="true"/>
      <style:text-properties fo:font-size="18pt"/>
    </style:style>
    <style:style style:name="P15" style:family="paragraph">
      <style:paragraph-properties fo:margin-top="0cm" fo:margin-bottom="0cm" fo:text-align="center" style:punctuation-wrap="simple"/>
      <style:text-properties fo:font-family="Verdana" style:font-family-generic="swiss" style:font-pitch="variable" fo:font-size="19.8999996185303pt" fo:font-style="normal" style:font-style-asian="normal" style:font-style-complex="normal"/>
    </style:style>
    <style:style style:name="P16" style:family="paragraph">
      <style:paragraph-properties fo:margin-top="0cm" fo:margin-bottom="0cm" fo:text-align="center" style:punctuation-wrap="simple" style:font-independent-line-spacing="true"/>
      <style:text-properties fo:font-family="Verdana" style:font-family-generic="swiss" style:font-pitch="variable" fo:font-size="19.8999996185303pt" fo:font-style="normal" style:font-style-asian="normal" style:font-style-complex="normal"/>
    </style:style>
    <style:style style:name="P17" style:family="paragraph">
      <style:paragraph-properties fo:margin-top="0cm" fo:margin-bottom="0cm" fo:text-align="start" style:punctuation-wrap="simple"/>
      <style:text-properties fo:font-size="19.8999996185303pt"/>
    </style:style>
    <style:style style:name="P18" style:family="paragraph">
      <style:paragraph-properties fo:margin-top="0cm" fo:margin-bottom="0cm" fo:text-align="start" style:punctuation-wrap="simple" style:font-independent-line-spacing="true"/>
      <style:text-properties fo:font-size="19.8999996185303pt"/>
    </style:style>
    <style:style style:name="P19" style:family="paragraph">
      <style:paragraph-properties fo:text-align="center"/>
      <style:text-properties fo:font-family="Verdana" style:font-family-generic="swiss" style:font-pitch="variable"/>
    </style:style>
    <style:style style:name="P20" style:family="paragraph">
      <style:paragraph-properties fo:text-align="start" style:font-independent-line-spacing="true"/>
      <style:text-properties fo:font-family="Verdana" style:font-family-generic="swiss" style:font-pitch="variable" fo:font-size="18pt"/>
    </style:style>
    <style:style style:name="P21" style:family="paragraph">
      <style:paragraph-properties fo:margin-top="0cm" fo:margin-bottom="0cm" fo:text-align="center" style:punctuation-wrap="simple"/>
      <style:text-properties fo:font-size="19.8999996185303pt" fo:font-style="normal" style:font-style-asian="normal" style:font-style-complex="normal"/>
    </style:style>
    <style:style style:name="P22" style:family="paragraph">
      <style:paragraph-properties fo:margin-top="0cm" fo:margin-bottom="0cm" fo:text-align="center" style:punctuation-wrap="simple" style:font-independent-line-spacing="true"/>
      <style:text-properties fo:font-size="19.8999996185303pt" fo:font-style="normal" style:font-style-asian="normal" style:font-style-complex="normal"/>
    </style:style>
    <style:style style:name="P23" style:family="paragraph">
      <style:paragraph-properties fo:text-align="center"/>
      <style:text-properties fo:font-family="Verdana" style:font-family-generic="swiss" style:font-pitch="variable" fo:font-size="26pt" style:font-size-asian="26pt" style:font-size-complex="26pt"/>
    </style:style>
    <style:style style:name="P24" style:family="paragraph">
      <style:paragraph-properties fo:text-align="start" style:font-independent-line-spacing="true"/>
      <style:text-properties fo:font-family="Verdana" style:font-family-generic="swiss" style:font-pitch="variable" fo:font-size="26pt" style:font-size-asian="26pt" style:font-size-complex="26pt"/>
    </style:style>
    <style:style style:name="P25" style:family="paragraph">
      <style:text-properties fo:font-family="'Ubuntu Mono'" style:font-pitch="fixed"/>
    </style:style>
    <style:style style:name="P26" style:family="paragraph">
      <style:paragraph-properties fo:text-align="start" style:punctuation-wrap="hanging"/>
      <style:text-properties fo:font-family="Gentium" style:font-pitch="variable" fo:font-size="26pt" style:font-size-asian="26pt" style:font-size-complex="26pt" fo:hyphenate="false"/>
    </style:style>
    <style:style style:name="P27" style:family="paragraph">
      <style:paragraph-properties fo:text-align="start" style:punctuation-wrap="hanging"/>
      <style:text-properties fo:font-size="26pt" style:font-size-asian="26pt" style:font-size-complex="26pt" fo:hyphenate="false"/>
    </style:style>
    <style:style style:name="T1" style:family="text">
      <style:text-properties fo:font-family="Gentium" style:font-pitch="variable"/>
    </style:style>
    <style:style style:name="T2" style:family="text">
      <style:text-properties fo:font-family="Gentium" style:font-pitch="variable" fo:font-style="italic" style:font-style-asian="italic" style:font-style-complex="italic"/>
    </style:style>
    <style:style style:name="T3" style:family="text">
      <style:text-properties fo:font-family="Gentium" style:font-pitch="variable" fo:font-size="16pt" fo:font-style="normal" style:font-size-asian="16pt" style:font-style-asian="normal" style:font-size-complex="16pt" style:font-style-complex="normal"/>
    </style:style>
    <style:style style:name="T4" style:family="text">
      <style:text-properties fo:font-family="Gentium" style:font-pitch="variable"/>
    </style:style>
    <style:style style:name="T5" style:family="text">
      <style:text-properties fo:font-family="'Ubuntu Mono'" style:font-pitch="fixed"/>
    </style:style>
    <style:style style:name="T6" style:family="text">
      <style:text-properties fo:font-family="Gentium" style:font-pitch="variable" fo:font-size="26pt" style:font-size-asian="26pt" style:font-size-complex="26pt"/>
    </style:style>
    <style:style style:name="T7" style:family="text">
      <style:text-properties fo:font-family="Gentium" style:font-pitch="variable" fo:font-size="26pt" style:font-size-asian="26pt" style:font-size-complex="26pt"/>
    </style:style>
    <style:style style:name="T8" style:family="text">
      <style:text-properties fo:font-family="'Times New Roman'" style:font-family-generic="roman" style:font-pitch="variable" fo:font-size="24pt" style:font-size-asian="24pt" style:font-size-complex="24pt"/>
    </style:style>
    <style:style style:name="T9"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family-complex="Verdana" style:font-style-complex="normal" style:font-weight-complex="normal"/>
    </style:style>
    <style:style style:name="T11" style:family="text">
      <style:text-properties fo:color="#000000" style:text-line-through-style="none" fo:font-family="Verdana" style:font-family-generic="swiss" style:font-pitch="variable" fo:letter-spacing="normal" fo:font-style="normal" style:text-underline-style="none" fo:font-weight="normal" style:font-family-asian="'ＭＳ Ｐゴシック'" style:font-style-asian="normal" style:font-weight-asian="normal" style:font-style-complex="normal" style:font-weight-complex="normal"/>
    </style:style>
    <style:style style:name="T12"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style-complex="normal" style:font-weight-complex="normal"/>
    </style:style>
    <style:style style:name="T13" style:family="text">
      <style:text-properties style:text-line-through-style="none" fo:font-family="Verdana"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4" style:family="text">
      <style:text-properties style:text-line-through-style="none" fo:font-family="Verdana"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font-family="'Ubuntu Mono'" style:font-pitch="fixed"/>
    </style:style>
    <style:style style:name="T16" style:family="text">
      <style:text-properties fo:font-size="16pt" style:font-size-asian="16pt" style:font-size-complex="16pt"/>
    </style:style>
    <style:style style:name="T17"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8" style:family="text">
      <style:text-properties fo:color="#000000" style:text-line-through-style="none" fo:font-family="Gentium" style:font-pitch="variabl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9"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20" style:family="text">
      <style:text-properties style:text-line-through-style="none"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 text:style-name="P1"><text:span text:style-name="T1">Some Design Patterns In Ruby</text:span></text:p>
          </draw:text-box>
        </draw:frame>
        <draw:frame presentation:style-name="pr2" draw:text-style-name="P2" draw:layer="layout" svg:width="24.639cm" svg:height="12.179cm" svg:x="1.4cm" svg:y="4.914cm" presentation:class="subtitle">
          <draw:text-box>
            <text:p text:style-name="P2"><text:span text:style-name="T2">Just because you have duck-typing doesn't mean you can ignore common OO idioms!</text:span></text:p>
            <text:p text:style-name="P2"><text:span text:style-name="T2"/></text:p>
            <text:p text:style-name="P2"><text:span text:style-name="T2"/></text:p>
            <text:p text:style-name="P2"><text:span text:style-name="T3">Abram Hindle</text:span></text:p>
            <text:p text:style-name="P2"><text:span text:style-name="T3"><text:a xlink:href="http://softwareprocess.es/">http://softwareprocess.es/</text:a></text:span></text:p>
            <text:p text:style-name="P2"><text:span text:style-name="T3">Abram.hindle@softwareprocess.es</text:span></text:p>
          </draw:text-box>
        </draw:frame>
        <draw:frame draw:style-name="gr1" draw:layer="layout" svg:width="12.178cm" svg:height="0.891cm" svg:x="12.4cm" svg:y="19.6cm">
          <draw:text-box>
            <text:p>(c) 2012 Abram Hindle and Ken Wong CC-BY-SA 3.0</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p/>
            <text:list text:style-name="L4">
              <text:list-item>
                <text:p><text:span text:style-name="T4">Restrict instatiation of a class to 1 object.</text:span></text:p>
              </text:list-item>
              <text:list-item>
                <text:p><text:span text:style-name="T4">Allow only 1 instance of a class.</text:span></text:p>
              </text:list-item>
              <text:list-item>
                <text:p><text:span text:style-name="T4">Like a global, but hopefully less mutable.</text:span></text:p>
              </text:list-item>
              <text:list-item>
                <text:p><text:span text:style-name="T4">Can be lazily instantiated</text:span></text:p>
              </text:list-item>
              <text:list-item>
                <text:p><text:span text:style-name="T4">Much maligned.</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list text:style-name="L4">
              <text:list-item>
                <text:p>Necessary UML</text:p>
              </text:list-item>
            </text:list>
          </draw:text-box>
        </draw:frame>
        <draw:path draw:style-name="gr3" draw:text-style-name="P3" draw:layer="layout" svg:width="12.199cm" svg:height="8.273cm" draw:transform="skewX (-1.84525116498655E-017) rotate (-0.121649448864005) translate (9.24804300346636cm 5.26731375699819cm)" svg:viewBox="0 0 12200 8274" svg:d="m1066 1192c297 5 591-51 886-85 417-48 836-102 1255-153 456-56 914-112 1371-168 409-50 821-100 1232-151 347-42 697-85 1046-128 270-33 542-66 813-99 254-31 511-62 767-94 256-31 514-52 768-94 338-54 714 5 1016-171 342-199 506 258 530 478 38 333 169 638 260 959 101 357 219 709 295 1073 58 281 166 549 265 817 132 356 143 737 299 1095 144 329 157 703 200 1061 32 255 176 510 118 763-60 262-457 221-695 298-349 112-696 172-1052 271-404 112-756 318-1186 333-266 9-527 87-790 97-298 10-558 140-854 151-265 10-529 58-790 97-248 37-489 72-738 137-362 96-745 91-1116 137-317 39-637 78-953 116-303 37-605 74-906 111-327 40-651 80-977 120-256 31-523 17-767 93-313 98-434-237-481-461-56-270-138-532-168-804-28-248-61-497-91-744-34-279-69-559-103-836-37-303-74-605-110-907-36-295-73-589-108-883-34-271-27-552-100-814-71-254-83-511-140-761-57-247-107-517 5-732 121-233 468-117 708-181 226-60 465-58 698-85v0">
          <text:p/>
        </draw:path>
        <draw:frame draw:style-name="gr1" draw:text-style-name="P4" draw:layer="layout" svg:width="4.109cm" svg:height="0.971cm" svg:x="12.17cm" svg:y="7.8cm">
          <draw:text-box>
            <text:p text:style-name="P4">&lt;&lt;Singleton&gt;&gt;</text:p>
          </draw:text-box>
        </draw:frame>
        <draw:frame draw:style-name="gr1" draw:text-style-name="P4" draw:layer="layout" svg:width="3.817cm" svg:height="0.971cm" svg:x="12.414cm" svg:y="6.8cm">
          <draw:text-box>
            <text:p text:style-name="P4">MySingleton</text:p>
          </draw:text-box>
        </draw:frame>
        <draw:frame draw:style-name="gr1" draw:text-style-name="P4" draw:layer="layout" svg:width="7.551cm" svg:height="0.971cm" svg:x="9.917cm" svg:y="11.2cm">
          <draw:text-box>
            <text:p text:style-name="P4">getInstance(): MySingleton</text:p>
          </draw:text-box>
        </draw:frame>
        <draw:path draw:style-name="gr3" draw:text-style-name="P3" draw:layer="layout" svg:width="11.546cm" svg:height="1.454cm" draw:transform="rotate (-0.113271868454432) translate (9.22539400343663cm 7.99088995726663cm)" svg:viewBox="0 0 11547 1455" svg:d="m0 1454c282 9 560-42 840-71 371-38 745-85 1117-127 503-57 1008-115 1512-172 472-54 947-108 1419-161 364-42 729-83 1093-125 380-43 760-86 1141-130 302-34 604-68 907-103 254-29 512-58 768-87 286-33 574-65 860-98 271-31 548-38 814-93 264-53 515-159 776-230l230-49 70-8">
          <text:p/>
        </draw:path>
        <draw:path draw:style-name="gr3" draw:text-style-name="P3" draw:layer="layout" svg:width="12.021cm" svg:height="4.697cm" draw:transform="rotate (0.40334559013589) translate (8.99099617520251cm 10.6539910372228cm)" svg:viewBox="0 0 12022 4698" svg:d="m0 0c321-1 637 78 944 173 291 90 580 177 876 273 437 142 847 309 1287 447 558 175 1077 460 1615 689s1077 460 1615 690c495 211 990 422 1485 633 380 163 762 325 1142 488 279 119 559 238 840 358 329 140 660 282 990 423 236 100 474 201 711 303l237 101 259 111 21 9">
          <text:p/>
        </draw:path>
        <draw:path draw:style-name="gr3" draw:text-style-name="P3" draw:layer="layout" svg:width="5.78cm" svg:height="5.365cm" draw:transform="rotate (-3.14159265358979) translate (9.201cm 12.880837188854cm)" svg:viewBox="0 0 5781 5366" svg:d="m0 3c266 1 532 0 796 0 305 0 610 17 913 0s596 46 890 93c258 41 511 127 772 141 322 17 635 78 937 187 313 113 566 320 819 515 264 203 334 555 515 820 165 242 98 507 118 772 21 275 63 561-94 820-185 306-458 557-586 890-120 312-398 476-655 632-259 157-565 243-866 257-300 14-595 42-890 94-276 48-547 41-820 47-242 5-487 27-726-24-230-49-467-54-702-70-626-43 315 209 234 188-150-39-855-131-234-352l234-70v-23">
          <text:p/>
        </draw:path>
        <draw:frame draw:style-name="gr1" draw:text-style-name="P4" draw:layer="layout" svg:width="3.897cm" svg:height="1.691cm" svg:x="3.6cm" svg:y="9.327cm">
          <draw:text-box>
            <text:p text:style-name="P4">Creates and</text:p>
            <text:p text:style-name="P4">Limits access</text:p>
          </draw:text-box>
        </draw:frame>
        <draw:frame draw:style-name="gr1" draw:text-style-name="P4" draw:layer="layout" svg:width="7.855cm" svg:height="0.971cm" svg:x="17.4cm" svg:y="19.8cm">
          <draw:text-box>
            <text:p text:style-name="P4">Square boxes are for suckers</text:p>
          </draw:text-box>
        </draw:frame>
        <draw:frame draw:style-name="gr1" draw:layer="layout" svg:width="5.646cm" svg:height="0.891cm" svg:x="9.4cm" svg:y="9.438cm">
          <draw:text-box>
            <text:p>Instance: MySingleto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presentation:user-transformed="true">
          <draw:text-box>
            <text:list text:style-name="L4">
              <text:list-item>
                <text:p>In Ruby you generally limit access via a gentleman's agreement we won't peak the guts.</text:p>
                <text:list>
                  <text:list-item>
                    <text:p>I think we should avoid overcomplicating things and stick to this agreement.</text:p>
                  </text:list-item>
                </text:list>
              </text:list-item>
              <text:list-item>
                <text:p/>
              </text:list-item>
            </text:list>
          </draw:text-box>
        </draw:frame>
        <draw:frame draw:style-name="gr1" draw:text-style-name="P6" draw:layer="layout" svg:width="18.655cm" svg:height="8.696cm" svg:x="4.397cm" svg:y="10.119cm">
          <draw:text-box>
            <text:p text:style-name="P6"><text:span text:style-name="T5"># http://apidock.com/ruby/Module/private_class_method</text:span></text:p>
            <text:p text:style-name="P6"><text:span text:style-name="T5"># http://dalibornasevic.com/posts/9-ruby-singleton-pattern-again</text:span></text:p>
            <text:p text:style-name="P6"><text:span text:style-name="T5">class MySingleton</text:span></text:p>
            <text:p text:style-name="P6"><text:span text:style-name="T5"><text:s text:c="3"/></text:span><text:span text:style-name="T5"># attempt to limit access to the constructor</text:span></text:p>
            <text:p text:style-name="P6"><text:span text:style-name="T5"><text:s text:c="3"/></text:span><text:span text:style-name="T5">private_class_method :new</text:span></text:p>
            <text:p text:style-name="P6"><text:span text:style-name="T5"><text:s text:c="3"/></text:span><text:span text:style-name="T5"># class variable instance</text:span></text:p>
            <text:p text:style-name="P6"><text:span text:style-name="T5"><text:s text:c="3"/></text:span><text:span text:style-name="T5">@@instance = nil</text:span></text:p>
            <text:p text:style-name="P6"><text:span text:style-name="T5"><text:s text:c="3"/></text:span><text:span text:style-name="T5">def self.instance()</text:span></text:p>
            <text:p text:style-name="P6"><text:span text:style-name="T5"><text:s text:c="6"/></text:span><text:span text:style-name="T5">if (@@instance.nil?())</text:span></text:p>
            <text:p text:style-name="P6"><text:span text:style-name="T5"><text:s text:c="10"/></text:span><text:span text:style-name="T5"># self. and MySingleton tend not to work</text:span></text:p>
            <text:p text:style-name="P6"><text:span text:style-name="T5"><text:s text:c="10"/></text:span><text:span text:style-name="T5">@@instance = self.new()</text:span></text:p>
            <text:p text:style-name="P6"><text:span text:style-name="T5"><text:s text:c="6"/></text:span><text:span text:style-name="T5">end</text:span></text:p>
            <text:p text:style-name="P6"><text:span text:style-name="T5"><text:s text:c="6"/></text:span><text:span text:style-name="T5">return @@instance</text:span></text:p>
            <text:p text:style-name="P6"><text:span text:style-name="T5"><text:s text:c="3"/></text:span><text:span text:style-name="T5">end</text:span></text:p>
            <text:p text:style-name="P6"><text:span text:style-name="T5">end</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Singleton</text:p>
          </draw:text-box>
        </draw:frame>
        <draw:frame presentation:style-name="pr5" draw:layer="layout" svg:width="24.639cm" svg:height="12.179cm" svg:x="1.4cm" svg:y="4.914cm" presentation:class="outline">
          <draw:text-box>
            <text:list text:style-name="L4">
              <text:list-item>
                <text:p>There are many more ways to make a singleton</text:p>
              </text:list-item>
              <text:list-item>
                <text:p>The singleton module is pretty useful</text:p>
              </text:list-item>
            </text:list>
          </draw:text-box>
        </draw:frame>
        <draw:frame draw:style-name="gr1" draw:layer="layout" svg:width="18.655cm" svg:height="4.909cm" svg:x="3.745cm" svg:y="9.291cm">
          <draw:text-box>
            <text:p><text:span text:style-name="T5">require 'singleton' </text:span></text:p>
            <text:p><text:span text:style-name="T5"># http://dalibornasevic.com/posts/9-ruby-singleton-pattern-again</text:span></text:p>
            <text:p><text:span text:style-name="T5"/></text:p>
            <text:p><text:span text:style-name="T5">class IncSingleton</text:span></text:p>
            <text:p><text:span text:style-name="T5"><text:s text:c="3"/></text:span><text:span text:style-name="T5">include Singleton</text:span></text:p>
            <text:p><text:span text:style-name="T5">end</text:span></text:p>
            <text:p/>
            <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Singleton Resources</text:p>
          </draw:text-box>
        </draw:frame>
        <draw:frame presentation:style-name="pr5" draw:text-style-name="P7" draw:layer="layout" svg:width="24.639cm" svg:height="12.179cm" svg:x="1.4cm" svg:y="4.914cm" presentation:class="outline" presentation:user-transformed="true">
          <draw:text-box>
            <text:list text:style-name="L4">
              <text:list-header>
                <text:p text:style-name="P7"><text:span text:style-name="T6"/></text:p>
              </text:list-header>
              <text:list-item>
                <text:p text:style-name="P7"><text:span text:style-name="T6">Ruby Singleton Pattern Again</text:span><text:span text:style-name="T6"><text:a xlink:href="http://dalibornasevic.com/posts/9-ruby-singleton-pattern-again">http://dalibornasevic.com/posts/9-ruby-singleton-pattern-again</text:a></text:span><text:span text:style-name="T6"> </text:span><text:span text:style-name="T7">Dalibor Nasevic</text:span></text:p>
              </text:list-item>
              <text:list-item>
                <text:p text:style-name="P7"><text:span text:style-name="T7">Singleton Pattern </text:span><text:span text:style-name="T7"><text:a xlink:href="http://c2.com/cgi/wiki?SingletonPattern">http://c2.com/cgi/wiki?SingletonPattern</text:a></text:span></text:p>
              </text:list-item>
              <text:list-item>
                <text:p text:style-name="P7"><text:span text:style-name="T7">Singleton Pattern </text:span><text:span text:style-name="T7"><text:a xlink:href="http://en.wikipedia.org/wiki/Singleton_pattern">http://en.wikipedia.org/wiki/Singleton_pattern</text:a></text:span></text:p>
              </text:list-item>
              <text:list-item>
                <text:p text:style-name="P7"><text:span text:style-name="T7">Method private_class_method http://apidock.com/ruby/Module/private_class_method</text:span></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Composite Pattern</text:p>
          </draw:text-box>
        </draw:frame>
        <draw:frame presentation:style-name="pr5" draw:layer="layout" svg:width="24.639cm" svg:height="12.179cm" svg:x="1.4cm" svg:y="4.914cm" presentation:class="outline">
          <draw:text-box>
            <text:list text:style-name="L4">
              <text:list-item>
                <text:p text:style-name="P8"><text:span text:style-name="T8">Design intent:</text:span></text:p>
                <text:list>
                  <text:list-item>
                    <text:p><text:span text:style-name="T8">to compose individual objects to build up a tree structure</text:span></text:p>
                    <text:list>
                      <text:list-item>
                        <text:p><text:span text:style-name="T8">e.g., a folder can contain files and other folders</text:span></text:p>
                      </text:list-item>
                    </text:list>
                  </text:list-item>
                </text:list>
                <text:p><text:span text:style-name="T8"/></text:p>
              </text:list-item>
              <text:list-item>
                <text:p><text:span text:style-name="T8">The individual objects and the composed objects are treated uniformly</text:span></text:p>
                <text:list>
                  <text:list-item>
                    <text:p text:style-name="P8"><text:span text:style-name="T8">e.g., files and folders both have a name or a size</text:span></text:p>
                    <text:p text:style-name="P8"><text:span text:style-name="T8"/></text:p>
                  </text:list-item>
                </text:list>
              </text:list-item>
              <text:list-item>
                <text:p><text:span text:style-name="T8">Each object is responsible for answering its own query.</text:span></text:p>
                <text:list>
                  <text:list-header>
                    <text:p text:style-name="P8"><text:span text:style-name="T8"/></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Recursive (De)composition”</text:p>
          </draw:text-box>
        </draw:frame>
        <draw:frame presentation:style-name="pr5" draw:layer="layout" svg:width="24.639cm" svg:height="12.179cm" svg:x="1.4cm" svg:y="4.914cm" presentation:class="outline" presentation:placeholder="true">
          <draw:text-box/>
        </draw:frame>
        <draw:frame draw:name="Slide Number Placeholder 3" presentation:style-name="pr7" draw:text-style-name="P10" draw:layer="layout" svg:width="1.399cm" svg:height="1.457cm" svg:x="26.339cm" svg:y="19.271cm">
          <draw:text-box>
            <text:p text:style-name="P9"><text:span text:style-name="T9"><text:page-number>&lt;number&gt;</text:page-number></text:span></text:p>
          </draw:text-box>
        </draw:frame>
        <draw:custom-shape draw:name="Oval 6" draw:style-name="gr4" draw:text-style-name="P12" draw:layer="layout" svg:width="6.393cm" svg:height="1.983cm" svg:x="0.513cm" svg:y="8.92cm">
          <text:p text:style-name="P11"><text:span text:style-name="T10">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12" draw:layer="layout" svg:width="6.614cm" svg:height="1.983cm" svg:x="10.876cm" svg:y="4.951cm">
          <text:p text:style-name="P11"><text:span text:style-name="T10">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12" draw:layer="layout" svg:width="6.393cm" svg:height="1.983cm" svg:x="7.568cm" svg:y="8.92cm">
          <text:p text:style-name="P11"><text:span text:style-name="T10">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12" draw:layer="layout" svg:width="6.393cm" svg:height="1.983cm" svg:x="14.624cm" svg:y="8.92cm">
          <text:p text:style-name="P11"><text:span text:style-name="T10">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 draw:text-style-name="P12" draw:layer="layout" svg:width="6.393cm" svg:height="1.983cm" svg:x="21.568cm" svg:y="8.92cm">
          <text:p text:style-name="P11"><text:span text:style-name="T10">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 draw:text-style-name="P12" draw:layer="layout" svg:width="6.614cm" svg:height="1.983cm" svg:x="10.876cm" svg:y="12.889cm">
          <text:p text:style-name="P11"><text:span text:style-name="T10">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 draw:text-style-name="P12" draw:layer="layout" svg:width="6.614cm" svg:height="1.983cm" svg:x="3.6cm" svg:y="12.889cm">
          <text:p text:style-name="P11"><text:span text:style-name="T10">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 draw:text-style-name="P12" draw:layer="layout" svg:width="6.614cm" svg:height="1.983cm" svg:x="0.513cm" svg:y="16.859cm">
          <text:p text:style-name="P11"><text:span text:style-name="T10">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 draw:text-style-name="P12" draw:layer="layout" svg:width="6.614cm" svg:height="1.983cm" svg:x="7.568cm" svg:y="16.859cm">
          <text:p text:style-name="P11"><text:span text:style-name="T10">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 draw:style-name="gr5" draw:text-style-name="P13" draw:layer="layout" svg:x1="14.183cm" svg:y1="6.935cm" svg:x2="3.708cm" svg:y2="8.919cm">
          <text:p/>
        </draw:line>
        <draw:line draw:name="Straight Connector 24" draw:style-name="gr5" draw:text-style-name="P13" draw:layer="layout" svg:x1="14.182cm" svg:y1="6.935cm" svg:x2="10.764cm" svg:y2="8.919cm">
          <text:p/>
        </draw:line>
        <draw:line draw:name="Straight Connector 26" draw:style-name="gr5" draw:text-style-name="P13" draw:layer="layout" svg:x1="14.183cm" svg:y1="6.935cm" svg:x2="17.821cm" svg:y2="8.919cm">
          <text:p/>
        </draw:line>
        <draw:line draw:name="Straight Connector 28" draw:style-name="gr5" draw:text-style-name="P13" draw:layer="layout" svg:x1="14.183cm" svg:y1="6.935cm" svg:x2="24.765cm" svg:y2="8.919cm">
          <text:p/>
        </draw:line>
        <draw:line draw:name="Straight Connector 30" draw:style-name="gr5" draw:text-style-name="P13" draw:layer="layout" svg:x1="10.764cm" svg:y1="10.904cm" svg:x2="6.906cm" svg:y2="12.888cm">
          <text:p/>
        </draw:line>
        <draw:line draw:name="Straight Connector 32" draw:style-name="gr5" draw:text-style-name="P13" draw:layer="layout" svg:x1="10.764cm" svg:y1="10.904cm" svg:x2="14.182cm" svg:y2="12.888cm">
          <text:p/>
        </draw:line>
        <draw:line draw:name="Straight Connector 34" draw:style-name="gr5" draw:text-style-name="P13" draw:layer="layout" svg:x1="6.906cm" svg:y1="14.873cm" svg:x2="3.818cm" svg:y2="16.857cm">
          <text:p/>
        </draw:line>
        <draw:line draw:name="Straight Connector 36" draw:style-name="gr5" draw:text-style-name="P13" draw:layer="layout" svg:x1="6.906cm" svg:y1="14.873cm" svg:x2="10.875cm" svg:y2="16.857cm">
          <text:p/>
        </draw:lin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9"><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6" draw:layer="layout" svg:width="9.701cm" svg:height="1.983cm" svg:x="8.887cm" svg:y="4.615cm">
          <text:p text:style-name="P15"><text:span text:style-name="T11">NamedSizedItem</text:span></text:p>
          <draw:enhanced-geometry svg:viewBox="0 0 21600 21600" draw:type="rectangle" draw:enhanced-path="M 0 0 L 21600 0 21600 21600 0 21600 0 0 Z N"/>
        </draw:custom-shape>
        <draw:custom-shape draw:name="Rectangle 10" draw:style-name="gr8" draw:text-style-name="P18" draw:layer="layout" svg:width="9.701cm" svg:height="2.645cm" svg:x="8.887cm" svg:y="6.6cm">
          <text:p text:style-name="P17"><text:span text:style-name="T12">+getSize(): int</text:span><text:span text:style-name="T12"><text:line-break/></text:span><text:span text:style-name="T12"/></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0" draw:layer="layout" svg:width="7.055cm" svg:height="1.983cm" svg:x="4.258cm" svg:y="14.317cm">
            <text:p text:style-name="P19"><text:span text:style-name="T13">File</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8" draw:layer="layout" svg:width="1.953cm" svg:height="1.117cm" svg:x="18.822cm" svg:y="5.718cm">
          <text:p text:style-name="P17"><text:span text:style-name="T12">0..*</text:span></text:p>
          <draw:enhanced-geometry svg:viewBox="0 0 21600 21600" draw:type="rectangle" draw:enhanced-path="M 0 0 L 21600 0 21600 21600 0 21600 0 0 Z N"/>
        </draw:custom-shape>
        <draw:g draw:name="Group 30">
          <draw:custom-shape draw:name="Rectangle 31" draw:style-name="gr7" draw:text-style-name="P20" draw:layer="layout" svg:width="7.055cm" svg:height="1.983cm" svg:x="16.385cm" svg:y="14.317cm">
            <text:p text:style-name="P19"><text:span text:style-name="T13">Folder</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1" draw:id="id1"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1" draw:end-glue-point="4" svg:d="m18589 5497v352h3641v7800">
          <text:p/>
        </draw:connector>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9"><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22" draw:layer="layout" svg:width="9.701cm" svg:height="1.983cm" svg:x="8.887cm" svg:y="4.615cm">
          <text:p text:style-name="P21"><text:span text:style-name="T12">Component</text:span></text:p>
          <draw:enhanced-geometry svg:viewBox="0 0 21600 21600" draw:type="rectangle" draw:enhanced-path="M 0 0 L 21600 0 21600 21600 0 21600 0 0 Z N"/>
        </draw:custom-shape>
        <draw:custom-shape draw:name="Rectangle 10" draw:style-name="gr8" draw:text-style-name="P18" draw:layer="layout" svg:width="9.701cm" svg:height="2.645cm" svg:x="8.887cm" svg:y="6.6cm">
          <text:p text:style-name="P17"><text:span text:style-name="T12">+action(): value</text:span><text:span text:style-name="T12"><text:line-break/></text:span><text:span text:style-name="T12"/></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4" draw:layer="layout" svg:width="7.055cm" svg:height="1.983cm" svg:x="4.258cm" svg:y="14.317cm">
            <text:p text:style-name="P23"><text:span text:style-name="T14">Leaf</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8" draw:layer="layout" svg:width="1.953cm" svg:height="1.117cm" svg:x="18.822cm" svg:y="5.718cm">
          <text:p text:style-name="P17"><text:span text:style-name="T12">0..*</text:span></text:p>
          <draw:enhanced-geometry svg:viewBox="0 0 21600 21600" draw:type="rectangle" draw:enhanced-path="M 0 0 L 21600 0 21600 21600 0 21600 0 0 Z N"/>
        </draw:custom-shape>
        <draw:g draw:name="Group 30">
          <draw:custom-shape draw:name="Rectangle 31" draw:style-name="gr7" draw:text-style-name="P24" draw:layer="layout" svg:width="7.055cm" svg:height="1.983cm" svg:x="16.385cm" svg:y="14.317cm">
            <text:p text:style-name="P23"><text:span text:style-name="T14">Composite</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2" draw:id="id2"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2" draw:end-glue-point="4" svg:d="m18589 5497v352h3641v7800">
          <text:p/>
        </draw:connector>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Code</text:p>
          </draw:text-box>
        </draw:frame>
        <draw:frame presentation:style-name="pr5" draw:layer="layout" svg:width="24.639cm" svg:height="12.179cm" svg:x="1.4cm" svg:y="4.914cm" presentation:class="outline" presentation:placeholder="true" presentation:user-transformed="true">
          <draw:text-box/>
        </draw:frame>
        <draw:frame draw:style-name="gr1" draw:layer="layout" svg:width="9.578cm" svg:height="12.791cm" svg:x="1.8cm" svg:y="3.809cm">
          <draw:text-box>
            <text:p><text:span text:style-name="T5">class NamedSizedItem</text:span></text:p>
            <text:p><text:span text:style-name="T5"><text:s text:c="4"/></text:span><text:span text:style-name="T5">@name = nil</text:span></text:p>
            <text:p><text:span text:style-name="T5"><text:s text:c="4"/></text:span><text:span text:style-name="T5">@size = 0</text:span></text:p>
            <text:p><text:span text:style-name="T5"><text:s text:c="4"/></text:span><text:span text:style-name="T5">def initialize(name)</text:span></text:p>
            <text:p><text:span text:style-name="T5"><text:s text:c="8"/></text:span><text:span text:style-name="T5">@name = name</text:span></text:p>
            <text:p><text:span text:style-name="T5"><text:s text:c="4"/></text:span><text:span text:style-name="T5">end</text:span></text:p>
            <text:p><text:span text:style-name="T5"><text:s text:c="4"/></text:span><text:span text:style-name="T5">def name()</text:span></text:p>
            <text:p><text:span text:style-name="T5"><text:s text:c="8"/></text:span><text:span text:style-name="T5">return @name</text:span></text:p>
            <text:p><text:span text:style-name="T5"><text:s text:c="4"/></text:span><text:span text:style-name="T5">end</text:span></text:p>
            <text:p><text:span text:style-name="T5"><text:s text:c="4"/></text:span><text:span text:style-name="T5">def size()</text:span></text:p>
            <text:p><text:span text:style-name="T5"><text:s text:c="8"/></text:span><text:span text:style-name="T5">return @size</text:span></text:p>
            <text:p><text:span text:style-name="T5"><text:s text:c="4"/></text:span><text:span text:style-name="T5">end</text:span></text:p>
            <text:p><text:span text:style-name="T5">end</text:span></text:p>
            <text:p><text:span text:style-name="T5"/></text:p>
            <text:p text:style-name="P25"><text:span text:style-name="T15">class NamedFile &lt; NamedSizedItem</text:span></text:p>
            <text:p text:style-name="P25"><text:span text:style-name="T15"><text:s text:c="4"/></text:span><text:span text:style-name="T15">def initialize(name)</text:span></text:p>
            <text:p text:style-name="P25"><text:span text:style-name="T15"><text:s text:c="8"/></text:span><text:span text:style-name="T15">@name = name</text:span></text:p>
            <text:p text:style-name="P25"><text:span text:style-name="T15"><text:s text:c="8"/></text:span><text:span text:style-name="T15">@size = 1</text:span></text:p>
            <text:p text:style-name="P25"><text:span text:style-name="T15"><text:s text:c="4"/></text:span><text:span text:style-name="T15">end</text:span></text:p>
            <text:p text:style-name="P25"><text:span text:style-name="T15">end</text:span></text:p>
            <text:p/>
            <text:p/>
          </draw:text-box>
        </draw:frame>
        <draw:frame draw:style-name="gr12" draw:text-style-name="P6" draw:layer="layout" svg:width="15.856cm" svg:height="24.426cm" svg:x="12.344cm" svg:y="3.6cm">
          <draw:text-box>
            <text:p text:style-name="P6"><text:span text:style-name="T5">class NamedFolder &lt; NamedSizedItem</text:span></text:p>
            <text:p text:style-name="P6"><text:span text:style-name="T5"><text:s text:c="4"/></text:span><text:span text:style-name="T5">@files = []</text:span></text:p>
            <text:p text:style-name="P6"><text:span text:style-name="T5"><text:s text:c="4"/></text:span><text:span text:style-name="T5">def initialize(name)</text:span></text:p>
            <text:p text:style-name="P6"><text:span text:style-name="T5"><text:s text:c="8"/></text:span><text:span text:style-name="T5">@name = name</text:span></text:p>
            <text:p text:style-name="P6"><text:span text:style-name="T5"><text:s text:c="8"/></text:span><text:span text:style-name="T5">@files = []</text:span></text:p>
            <text:p text:style-name="P6"><text:span text:style-name="T5"><text:s text:c="4"/></text:span><text:span text:style-name="T5">end</text:span></text:p>
            <text:p text:style-name="P6"><text:span text:style-name="T5"><text:s text:c="4"/></text:span><text:span text:style-name="T5">def addFile(file)</text:span></text:p>
            <text:p text:style-name="P6"><text:span text:style-name="T5"><text:s text:c="8"/></text:span><text:span text:style-name="T5">@files &lt;&lt; file</text:span></text:p>
            <text:p text:style-name="P6"><text:span text:style-name="T5"><text:s text:c="4"/></text:span><text:span text:style-name="T5">end</text:span></text:p>
            <text:p text:style-name="P6"><text:span text:style-name="T5"><text:s text:c="4"/></text:span><text:span text:style-name="T5">def size()</text:span></text:p>
            <text:p text:style-name="P6"><text:span text:style-name="T5"><text:s text:c="8"/></text:span><text:span text:style-name="T5">return @files.inject(0) </text:span></text:p>
            <text:p text:style-name="P6"><text:span text:style-name="T5"><text:s text:c="12"/></text:span><text:span text:style-name="T5">{ |res,elm| res + elm.size() }</text:span></text:p>
            <text:p text:style-name="P6"><text:span text:style-name="T5"><text:s text:c="4"/></text:span><text:span text:style-name="T5">end</text:span></text:p>
            <text:p text:style-name="P6"><text:span text:style-name="T5">end</text:span></text:p>
            <text:p text:style-name="P6"><text:span text:style-name="T5"/></text:p>
            <text:p text:style-name="P6"><text:span text:style-name="T5">file1 = NamedFile.new("readme")</text:span></text:p>
            <text:p text:style-name="P6"><text:span text:style-name="T5">file2 = NamedFile.new("license")</text:span></text:p>
            <text:p text:style-name="P6"><text:span text:style-name="T5">file3 = NamedFile.new("a.out")</text:span></text:p>
            <text:p text:style-name="P6"><text:span text:style-name="T5">subFolder1 = NamedFolder.new("Sub1");</text:span></text:p>
            <text:p text:style-name="P6"><text:span text:style-name="T5">subFolder2 = NamedFolder.new("Sub2");</text:span></text:p>
            <text:p text:style-name="P6"><text:span text:style-name="T5">subFolder3 = NamedFolder.new("Sub3");</text:span></text:p>
            <text:p text:style-name="P6"><text:span text:style-name="T5">subFolder1.addFile(file1)</text:span></text:p>
            <text:p text:style-name="P6"><text:span text:style-name="T5">subFolder2.addFile(file2)</text:span></text:p>
            <text:p text:style-name="P6"><text:span text:style-name="T5">subFolder3.addFile(file3)</text:span></text:p>
            <text:p text:style-name="P6"><text:span text:style-name="T5">subFolder2.addFile(subFolder1)</text:span></text:p>
            <text:p text:style-name="P6"><text:span text:style-name="T5">subFolder3.addFile(subFolder2)</text:span></text:p>
            <text:p text:style-name="P6"><text:span text:style-name="T5">puts(subFolder3.size())</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user-transformed="true">
          <draw:text-box>
            <text:p>Composite Pattern Resources</text:p>
          </draw:text-box>
        </draw:frame>
        <draw:frame presentation:style-name="pr5" draw:layer="layout" svg:width="24.639cm" svg:height="12.179cm" svg:x="1.4cm" svg:y="5.014cm" presentation:class="outline" presentation:user-transformed="true">
          <draw:text-box>
            <text:list text:style-name="L4">
              <text:list-item>
                <text:p>Ruby Best Practices, Issue 1.26: Structural Design Patterns <text:a xlink:href="http://ur1.ca/b5zwf">http://ur1.ca/b5zwf</text:a> by Gregory Brown</text:p>
              </text:list-item>
              <text:list-item>
                <text:p>Design Patterns in Ruby [Composite, Iterator, Command] http://ur1.ca/b5zrc by Ashwin Raghav</text:p>
              </text:list-item>
              <text:list-item>
                <text:p>Composite Pattern <text:a xlink:href="http://en.wikipedia.org/wiki/Composite_pattern">http://en.wikipedia.org/wiki/Composite_pattern</text:a></text:p>
              </text:list-item>
              <text:list-item>
                <text:p>Gamma, Erich; Richard Helm, Ralph Johnson, John M. Vlissides (1995). Design Patterns: Elements of Reusable Object-Oriented Software. Addison-Wesley. pp. 395.</text:p>
              </text:list-item>
              <text:list-item>
                <text:p>Composite Pattern http://c2.com/cgi/wiki?CompositePattern</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Command Pattern</text:p>
          </draw:text-box>
        </draw:frame>
        <draw:frame presentation:style-name="pr5" draw:layer="layout" svg:width="24.639cm" svg:height="12.179cm" svg:x="1.4cm" svg:y="4.914cm" presentation:class="outline">
          <draw:text-box>
            <text:list text:style-name="L4">
              <text:list-item>
                <text:p>In OO we often have to do something. Sometimes Verbs turn into nouns.</text:p>
              </text:list-item>
              <text:list-item>
                <text:p>Intent: Encapsulate a request as an object, thereby letting you parameterize clients with different requests, queue or log requests, and support undoable operations. <text:s/>-- <text:span text:style-name="T16"><text:a xlink:href="http://c2.com/cgi/wiki?CommandPattern">http://c2.com/cgi/wiki?CommandPattern</text:a></text:span></text:p>
              </text:list-item>
              <text:list-item>
                <text:p>Seperate Execution from inovcation</text:p>
                <text:p><text:span text:style-name="T16"/></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Command Pattern Motivation</text:p>
          </draw:text-box>
        </draw:frame>
        <draw:frame presentation:style-name="pr5" draw:text-style-name="P7" draw:layer="layout" svg:width="24.639cm" svg:height="12.179cm" svg:x="1.4cm" svg:y="4.914cm" presentation:class="outline" presentation:user-transformed="true">
          <draw:text-box>
            <text:list text:style-name="L4">
              <text:list-item>
                <text:p text:style-name="P26"><text:span text:style-name="T17">Idea:</text:span></text:p>
                <text:list>
                  <text:list-item>
                    <text:p text:style-name="P27"><text:span text:style-name="T17">a class may want to issue a request without knowing anything about the operation being requested or the receiver object for the request</text:span></text:p>
                  </text:list-item>
                  <text:list-item>
                    <text:p text:style-name="P27"><text:span text:style-name="T17">make request itself as a </text:span><text:span text:style-name="T18">command</text:span><text:span text:style-name="T17"> object, so we can store it, run it, and pass it around</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Command Pattern Uses</text:p>
          </draw:text-box>
        </draw:frame>
        <draw:frame presentation:style-name="pr5" draw:layer="layout" svg:width="24.639cm" svg:height="12.179cm" svg:x="1.4cm" svg:y="4.914cm" presentation:class="outline">
          <draw:text-box>
            <text:list text:style-name="L4">
              <text:list-item>
                <text:p>Remove logic from menu bars or other UI components</text:p>
                <text:list>
                  <text:list-item>
                    <text:p>Menu bar send a Command to the invoker instead of implementing the logic themselves.</text:p>
                  </text:list-item>
                </text:list>
              </text:list-item>
              <text:list-item>
                <text:p>Allows definition of primitive operations that can be composed</text:p>
              </text:list-item>
              <text:list-item>
                <text:p>Enabling Macros</text:p>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When to use Command?</text:p>
          </draw:text-box>
        </draw:frame>
        <draw:frame presentation:style-name="pr5" draw:layer="layout" svg:width="24.639cm" svg:height="16.2cm" svg:x="1.6cm" svg:y="3.6cm" presentation:class="outline" presentation:user-transformed="true">
          <draw:text-box>
            <text:list text:style-name="L4">
              <text:list-item>
                <text:p>When you want to control the order of operations or when operations are executed.</text:p>
                <text:list>
                  <text:list-item>
                    <text:p>Queuing, Parallelizing, Lazy Evaluation, Etc.</text:p>
                  </text:list-item>
                </text:list>
              </text:list-item>
              <text:list-item>
                <text:p>When you want to support Undo/Redo or history of operations</text:p>
              </text:list-item>
              <text:list-item>
                <text:p>When you want a clear callback interface</text:p>
                <text:list>
                  <text:list-item>
                    <text:p>Like function pointers</text:p>
                  </text:list-item>
                </text:list>
              </text:list-item>
              <text:list-item>
                <text:p>Log operations</text:p>
              </text:list-item>
              <text:list-item>
                <text:p>When your system design has primitive operations</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Command Pattern UML</text:p>
          </draw:text-box>
        </draw:frame>
        <draw:frame presentation:style-name="pr5" draw:layer="layout" svg:width="24.639cm" svg:height="12.179cm" svg:x="1.4cm" svg:y="4.914cm" presentation:class="outline" presentation:placeholder="true">
          <draw:text-box/>
        </draw:frame>
        <draw:line draw:name="Straight Connector 5" draw:style-name="gr5" draw:text-style-name="P13" draw:layer="layout" svg:x1="20.204cm" svg:y1="10.887cm" svg:x2="20.204cm" svg:y2="12.488cm">
          <text:p/>
        </draw:line>
        <draw:custom-shape draw:name="Isosceles Triangle 6" draw:style-name="gr6" draw:text-style-name="P14" draw:layer="layout" svg:width="0.999cm" svg:height="0.861cm" svg:x="19.705cm" svg:y="10.8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
          <draw:custom-shape draw:name="Rectangle 8" draw:style-name="gr7" draw:text-style-name="P14" draw:layer="layout" svg:width="8.8cm" svg:height="1.799cm" svg:x="15.704cm" svg:y="5.287cm">
            <text:p text:style-name="P3"><text:span text:style-name="T19">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5.704cm" svg:y="7.088cm">
            <text:p><text:span text:style-name="T20">+execute()</text:span><text:span text:style-name="T20"><text:line-break/></text:span><text:span text:style-name="T20">+unexecute()</text:span><text:span text:style-name="T20"><text:line-break/></text:span><text:span text:style-name="T20">+isReversible(): boolean</text:span><text:span text:style-name="T20"><text:line-break/></text:span><text:span text:style-name="T20"/></text:p>
            <draw:enhanced-geometry svg:viewBox="0 0 21600 21600" draw:type="rectangle" draw:enhanced-path="M 0 0 L 21600 0 21600 21600 0 21600 0 0 Z N"/>
          </draw:custom-shape>
          <draw:line draw:name="Straight Connector 10" draw:style-name="gr5" draw:text-style-name="P13" draw:layer="layout" svg:x1="24.505cm" svg:y1="7.487cm" svg:x2="15.704cm" svg:y2="7.487cm">
            <text:p/>
          </draw:line>
        </draw:g>
        <draw:g draw:name="Group 11">
          <draw:custom-shape draw:name="Rectangle 12" draw:style-name="gr7" draw:text-style-name="P14" draw:layer="layout" svg:width="8.8cm" svg:height="1.799cm" svg:x="15.704cm" svg:y="12.488cm">
            <text:p text:style-name="P3"><text:span text:style-name="T20">ConcreteCommand</text:span></text:p>
            <draw:enhanced-geometry svg:viewBox="0 0 21600 21600" draw:type="rectangle" draw:enhanced-path="M 0 0 L 21600 0 21600 21600 0 21600 0 0 Z N"/>
          </draw:custom-shape>
          <draw:custom-shape draw:name="Rectangle 13" draw:style-name="gr8" draw:text-style-name="P14" draw:layer="layout" svg:width="8.8cm" svg:height="3.799cm" svg:x="15.704cm" svg:y="14.288cm">
            <text:p><text:span text:style-name="T20">+execute()</text:span><text:span text:style-name="T20"><text:line-break/></text:span><text:span text:style-name="T20">+unexecute()</text:span><text:span text:style-name="T20"><text:line-break/></text:span><text:span text:style-name="T20">+isReversible(): boolean</text:span><text:span text:style-name="T20"><text:line-break/></text:span><text:span text:style-name="T20"/></text:p>
            <draw:enhanced-geometry svg:viewBox="0 0 21600 21600" draw:type="rectangle" draw:enhanced-path="M 0 0 L 21600 0 21600 21600 0 21600 0 0 Z N"/>
          </draw:custom-shape>
          <draw:line draw:name="Straight Connector 14" draw:style-name="gr5" draw:text-style-name="P13" draw:layer="layout" svg:x1="24.505cm" svg:y1="14.688cm" svg:x2="15.704cm" svg:y2="14.688cm">
            <text:p/>
          </draw:line>
        </draw:g>
        <draw:g draw:name="Group 564234">
          <draw:g draw:name="Group 18">
            <draw:custom-shape draw:name="Rectangle 19" draw:style-name="gr7" draw:text-style-name="P14" draw:layer="layout" svg:width="7.4cm" svg:height="1.799cm" svg:x="3.903cm" svg:y="12.488cm">
              <text:p text:style-name="P3"><text:span text:style-name="T20">Receiver</text:span></text:p>
              <draw:enhanced-geometry svg:viewBox="0 0 21600 21600" draw:type="rectangle" draw:enhanced-path="M 0 0 L 21600 0 21600 21600 0 21600 0 0 Z N"/>
            </draw:custom-shape>
            <draw:custom-shape draw:name="Rectangle 20" draw:style-name="gr8" draw:text-style-name="P14" draw:layer="layout" svg:width="7.4cm" svg:height="2.399cm" svg:x="3.903cm" svg:y="14.288cm">
              <text:p><text:span text:style-name="T20">+action()</text:span><text:span text:style-name="T20"><text:line-break/></text:span><text:span text:style-name="T20"/></text:p>
              <draw:enhanced-geometry svg:viewBox="0 0 21600 21600" draw:type="rectangle" draw:enhanced-path="M 0 0 L 21600 0 21600 21600 0 21600 0 0 Z N"/>
            </draw:custom-shape>
            <draw:line draw:name="Straight Connector 21" draw:style-name="gr5" draw:text-style-name="P13" draw:layer="layout" svg:x1="11.303cm" svg:y1="14.688cm" svg:x2="3.902cm" svg:y2="14.688cm">
              <text:p/>
            </draw:line>
          </draw:g>
          <draw:line draw:name="Straight Connector 3" draw:style-name="gr5" draw:text-style-name="P13" draw:layer="layout" svg:x1="11.303cm" svg:y1="13.388cm" svg:x2="15.704cm" svg:y2="13.388cm">
            <text:p/>
          </draw:line>
          <draw:custom-shape draw:name="Diamond 35" draw:style-name="gr6" draw:text-style-name="P14" draw:layer="layout" svg:width="0.599cm" svg:height="0.599cm" svg:x="15.104cm" svg:y="13.088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1" draw:style-name="gr13" draw:text-style-name="P14" draw:layer="layout" svg:width="6.314cm" svg:height="2.537cm" svg:x="4.254cm" svg:y="17.089cm">
            <text:p><text:span text:style-name="T19">e.g., a model class</text:span><text:span text:style-name="T19"><text:line-break/></text:span><text:span text:style-name="T19"><text:line-break/></text:span><text:span text:style-name="T19">does the actual work</text:span></text:p>
            <draw:enhanced-geometry svg:viewBox="0 0 21600 21600" draw:type="rectangle" draw:enhanced-path="M 0 0 L 21600 0 21600 21600 0 21600 0 0 Z N"/>
          </draw:custom-shape>
        </draw:g>
        <draw:g draw:name="Group 564233">
          <draw:line draw:name="Straight Connector 29" draw:style-name="gr5" draw:text-style-name="P13" draw:layer="layout" svg:x1="11.303cm" svg:y1="6.187cm" svg:x2="15.704cm" svg:y2="6.187cm">
            <text:p/>
          </draw:line>
          <draw:custom-shape draw:name="Rectangle 15" draw:style-name="gr7" draw:text-style-name="P14" draw:layer="layout" svg:width="7.4cm" svg:height="1.799cm" svg:x="3.903cm" svg:y="5.287cm">
            <text:p text:style-name="P3"><text:span text:style-name="T20">Invoker</text:span></text:p>
            <draw:enhanced-geometry svg:viewBox="0 0 21600 21600" draw:type="rectangle" draw:enhanced-path="M 0 0 L 21600 0 21600 21600 0 21600 0 0 Z N"/>
          </draw:custom-shape>
          <draw:custom-shape draw:name="Diamond 25" draw:style-name="gr6" draw:text-style-name="P14" draw:layer="layout" svg:width="0.599cm" svg:height="0.599cm" svg:x="11.304cm" svg:y="5.887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2" draw:style-name="gr14" draw:text-style-name="P14" draw:layer="layout" svg:width="11cm" svg:height="3.299cm" svg:x="3.703cm" svg:y="7.688cm">
            <text:p><text:span text:style-name="T19">e.g., a boundary or control class</text:span></text:p>
            <text:p><text:span text:style-name="T19">e.g., command manager</text:span><text:span text:style-name="T19"><text:line-break/></text:span><text:span text:style-name="T19"><text:line-break/></text:span><text:span text:style-name="T19">asks a command to execu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Command Example</text:p>
          </draw:text-box>
        </draw:frame>
        <draw:frame presentation:style-name="pr5" draw:layer="layout" svg:width="24.639cm" svg:height="12.179cm" svg:x="1.4cm" svg:y="4.914cm" presentation:class="outline" presentation:placeholder="true">
          <draw:text-box/>
        </draw:frame>
        <draw:line draw:name="Straight Connector 10" draw:style-name="gr5" draw:text-style-name="P13" draw:layer="layout" svg:x1="14.502cm" svg:y1="11cm" svg:x2="14.502cm" svg:y2="12.601cm">
          <text:p/>
        </draw:line>
        <draw:custom-shape draw:name="Isosceles Triangle 11" draw:style-name="gr6" draw:text-style-name="P14" draw:layer="layout" svg:width="0.999cm" svg:height="0.861cm" svg:x="14.002cm" svg:y="11.00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15" draw:style-name="gr5" draw:text-style-name="P13" draw:layer="layout" svg:x1="9.001cm" svg:y1="12.601cm" svg:x2="9.001cm" svg:y2="14.154cm">
          <text:p/>
        </draw:line>
        <draw:line draw:name="Straight Connector 16" draw:style-name="gr5" draw:text-style-name="P13" draw:layer="layout" svg:x1="20.002cm" svg:y1="12.601cm" svg:x2="20.002cm" svg:y2="14.154cm">
          <text:p/>
        </draw:line>
        <draw:line draw:name="Straight Connector 17" draw:style-name="gr5" draw:text-style-name="P13" draw:layer="layout" svg:x1="20.002cm" svg:y1="12.601cm" svg:x2="9.001cm" svg:y2="12.601cm">
          <text:p/>
        </draw:line>
        <draw:g draw:name="Group 21">
          <draw:custom-shape draw:name="Rectangle 7" draw:style-name="gr7" draw:text-style-name="P14" draw:layer="layout" svg:width="8.8cm" svg:height="1.799cm" svg:x="10.002cm" svg:y="5.4cm">
            <text:p text:style-name="P3"><text:span text:style-name="T19">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0.002cm" svg:y="7.201cm">
            <text:p><text:span text:style-name="T20">+execute()</text:span><text:span text:style-name="T20"><text:line-break/></text:span><text:span text:style-name="T20">+unexecute()</text:span><text:span text:style-name="T20"><text:line-break/></text:span><text:span text:style-name="T20">+isReversible(): boolean</text:span><text:span text:style-name="T20"><text:line-break/></text:span><text:span text:style-name="T20"/></text:p>
            <draw:enhanced-geometry svg:viewBox="0 0 21600 21600" draw:type="rectangle" draw:enhanced-path="M 0 0 L 21600 0 21600 21600 0 21600 0 0 Z N"/>
          </draw:custom-shape>
          <draw:line draw:name="Straight Connector 19" draw:style-name="gr5" draw:text-style-name="P13" draw:layer="layout" svg:x1="18.802cm" svg:y1="7.6cm" svg:x2="10.001cm" svg:y2="7.6cm">
            <text:p/>
          </draw:line>
        </draw:g>
        <draw:g draw:name="Group 25">
          <draw:custom-shape draw:name="Rectangle 26" draw:style-name="gr7" draw:text-style-name="P14" draw:layer="layout" svg:width="8.8cm" svg:height="1.799cm" svg:x="4.601cm" svg:y="14.201cm">
            <text:p text:style-name="P3"><text:span text:style-name="T20">PasteCommand</text:span></text:p>
            <draw:enhanced-geometry svg:viewBox="0 0 21600 21600" draw:type="rectangle" draw:enhanced-path="M 0 0 L 21600 0 21600 21600 0 21600 0 0 Z N"/>
          </draw:custom-shape>
          <draw:custom-shape draw:name="Rectangle 27" draw:style-name="gr8" draw:text-style-name="P14" draw:layer="layout" svg:width="8.8cm" svg:height="3.799cm" svg:x="4.601cm" svg:y="16.002cm">
            <text:p><text:span text:style-name="T20">+execute()</text:span><text:span text:style-name="T20"><text:line-break/></text:span><text:span text:style-name="T20">+unexecute()</text:span><text:span text:style-name="T20"><text:line-break/></text:span><text:span text:style-name="T20">+isReversible(): boolean</text:span><text:span text:style-name="T20"><text:line-break/></text:span><text:span text:style-name="T20"/></text:p>
            <draw:enhanced-geometry svg:viewBox="0 0 21600 21600" draw:type="rectangle" draw:enhanced-path="M 0 0 L 21600 0 21600 21600 0 21600 0 0 Z N"/>
          </draw:custom-shape>
          <draw:line draw:name="Straight Connector 28" draw:style-name="gr5" draw:text-style-name="P13" draw:layer="layout" svg:x1="13.401cm" svg:y1="16.401cm" svg:x2="4.6cm" svg:y2="16.401cm">
            <text:p/>
          </draw:line>
        </draw:g>
        <draw:g draw:name="Group 29">
          <draw:custom-shape draw:name="Rectangle 30" draw:style-name="gr7" draw:text-style-name="P14" draw:layer="layout" svg:width="8.8cm" svg:height="1.799cm" svg:x="15.602cm" svg:y="14.201cm">
            <text:p text:style-name="P3"><text:span text:style-name="T20">Sa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5.602cm" svg:y="16.002cm">
            <text:p><text:span text:style-name="T20">+execute()</text:span><text:span text:style-name="T20"><text:line-break/></text:span><text:span text:style-name="T20">+unexecute()</text:span><text:span text:style-name="T20"><text:line-break/></text:span><text:span text:style-name="T20">+isReversible(): boolean</text:span><text:span text:style-name="T20"><text:line-break/></text:span><text:span text:style-name="T20"/></text:p>
            <draw:enhanced-geometry svg:viewBox="0 0 21600 21600" draw:type="rectangle" draw:enhanced-path="M 0 0 L 21600 0 21600 21600 0 21600 0 0 Z N"/>
          </draw:custom-shape>
          <draw:line draw:name="Straight Connector 32" draw:style-name="gr5" draw:text-style-name="P13" draw:layer="layout" svg:x1="24.403cm" svg:y1="16.401cm" svg:x2="15.602cm" svg:y2="16.401cm">
            <text:p/>
          </draw:line>
        </draw:g>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30%" draw:cy="30%" draw:start-color="#eed18e" draw:end-color="#fefaf6" draw:start-intensity="100%" draw:end-intensity="100%" draw:angle="515"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ntium" style:font-style-name="Regular" style:font-pitch="variable" fo:font-size="16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ntium" style:font-style-name="Regular"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ntium" style:font-style-name="Regular"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left="0cm" fo:margin-right="0cm" fo:margin-top="0cm" fo:margin-bottom="0.11cm" fo:text-indent="0cm"/>
      <style:text-properties fo:font-size="22.1000003814697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11cm" fo:text-indent="0cm"/>
      <style:text-properties fo:font-size="22.1000003814697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11cm" fo:text-indent="0cm"/>
      <style:text-properties fo:font-size="22.1000003814697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11cm" fo:text-indent="0cm"/>
      <style:text-properties fo:font-size="22.1000003814697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11cm" fo:text-indent="0cm"/>
      <style:text-properties fo:font-size="22.1000003814697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left="0cm" fo:margin-right="0cm" fo:margin-top="0cm" fo:margin-bottom="0.11cm" fo:text-indent="0cm"/>
      <style:text-properties fo:font-size="22.1000003814697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11cm" fo:text-indent="0cm"/>
      <style:text-properties fo:font-size="22.1000003814697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11cm" fo:text-indent="0cm"/>
      <style:text-properties fo:font-size="22.1000003814697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11cm" fo:text-indent="0cm"/>
      <style:text-properties fo:font-size="22.1000003814697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11cm" fo:text-indent="0cm"/>
      <style:text-properties fo:font-size="22.1000003814697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2-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5"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6" style:family="presentation" style:parent-style-name="Default_20_2-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10" style:family="presentation" style:parent-style-name="Default_20_3-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T1"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2"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4" draw:text-style-name="MP4" draw:layer="backgroundobjects" svg:width="22.959cm" svg:height="3.499cm" svg:x="4.396cm" svg:y="0.841cm" presentation:class="title" presentation:user-transformed="true">
        <draw:text-box>
          <text:p text:style-name="MP5"><text:span text:style-name="MT1">Click to edit the title text formatClick to edit Master title style</text:span></text:p>
        </draw:text-box>
      </draw:frame>
      <draw:frame draw:name="Content Placeholder 2" presentation:style-name="Mpr5" draw:text-style-name="MP4" draw:layer="backgroundobjects" svg:width="22.959cm" svg:height="14.699cm" svg:x="4.396cm" svg:y="4.433cm" presentation:class="outline" presentation:user-transformed="true">
        <draw:text-box>
          <text:list text:style-name="ML4">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
                                    <text:list-item>
                                      <text:p text:style-name="MP6"><text:span text:style-name="MT2">Seventh Outline Level</text:span></text:p>
                                      <text:list>
                                        <text:list-item>
                                          <text:p text:style-name="MP6"><text:span text:style-name="MT2">Eighth Outline Level</text:span></text:p>
                                        </text:list-item>
                                      </text:list>
                                    </text:list-item>
                                  </text:list>
                                </text:list-item>
                              </text:list>
                            </text:list-item>
                          </text:list>
                        </text:list-item>
                      </text:list>
                    </text:list-item>
                  </text:list>
                </text:list-item>
              </text:list>
            </text:list-item>
          </text:list>
          <text:p text:style-name="MP7"><text:span text:style-name="MT2">Ninth Outline LevelClick to edit Master text styles</text:span></text:p>
          <text:p text:style-name="MP8"><text:span text:style-name="MT2">Second level</text:span></text:p>
          <text:list text:continue-numbering="true" text:style-name="ML4">
            <text:list-item>
              <text:list>
                <text:list-item>
                  <text:p text:style-name="MP9"><text:span text:style-name="MT2">Third level</text:span></text:p>
                  <text:list>
                    <text:list-item>
                      <text:p text:style-name="MP10"><text:span text:style-name="MT2">Fourth level</text:span></text:p>
                      <text:list>
                        <text:list-item>
                          <text:p text:style-name="MP11"><text:span text:style-name="MT2">Fifth level</text:span></text:p>
                        </text:list-item>
                      </text:list>
                    </text:list-item>
                  </text:list>
                </text:list-item>
              </text:list>
            </text:list-item>
          </text:list>
        </draw:text-box>
      </draw:frame>
      <draw:frame draw:name="Date Placeholder 3" presentation:style-name="Mpr6" draw:text-style-name="MP12" draw:layer="backgroundobjects" svg:width="6.533cm" svg:height="1.457cm" svg:x="10.966cm" svg:y="19.307cm" presentation:class="date-time" presentation:user-transformed="true">
        <draw:text-box>
          <text:p/>
        </draw:text-box>
      </draw:frame>
      <draw:frame draw:name="Footer Placeholder 4" presentation:style-name="Mpr6" draw:text-style-name="MP12" draw:layer="backgroundobjects" svg:width="8.865cm" svg:height="1.457cm" svg:x="17.5cm" svg:y="19.307cm" presentation:class="footer" presentation:user-transformed="true">
        <draw:text-box>
          <text:p/>
        </draw:text-box>
      </draw:frame>
      <draw:frame draw:name="Slide Number Placeholder 5" presentation:style-name="Mpr6" draw:text-style-name="MP12" draw:layer="backgroundobjects" svg:width="1.399cm" svg:height="1.457cm" svg:x="26.376cm" svg:y="19.307cm" presentation:class="page-number" presentation:user-transformed="true">
        <draw:text-box>
          <text:p text:style-name="MP13"><text:span text:style-name="MT3"><text:page-number>&lt;number&gt;</text:page-number></text:span></text:p>
        </draw:text-box>
      </draw:frame>
      <presentation:notes style:page-layout-name="PM2">
        <draw:page-thumbnail presentation:style-name="Default_20_2-title" draw:layer="backgroundobjects" svg:width="14.392cm" svg:height="10.476cm" svg:x="3.598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4"><presentation:header/></text:span></text:p>
          </draw:text-box>
        </draw:frame>
        <draw:frame presentation:style-name="Mpr7" draw:text-style-name="MP2" draw:layer="backgroundobjects" svg:width="9.368cm" svg:height="1.396cm" svg:x="12.22cm" svg:y="0cm" presentation:class="date-time">
          <draw:text-box>
            <text:p text:style-name="MP2"><text:span text:style-name="MT4"><presentation:date-time/></text:span></text:p>
          </draw:text-box>
        </draw:frame>
        <draw:frame presentation:style-name="Mpr8" draw:text-style-name="MP1" draw:layer="backgroundobjects" svg:width="9.368cm" svg:height="1.396cm" svg:x="0cm" svg:y="26.543cm" presentation:class="footer">
          <draw:text-box>
            <text:p text:style-name="MP1"><text:span text:style-name="MT4"><presentation:footer/></text:span></text:p>
          </draw:text-box>
        </draw:frame>
        <draw:frame presentation:style-name="Mpr8" draw:text-style-name="MP2" draw:layer="backgroundobjects" svg:width="9.368cm" svg:height="1.396cm" svg:x="12.22cm" svg:y="26.543cm" presentation:class="page-number">
          <draw:text-box>
            <text:p text:style-name="MP2"><text:span text:style-name="MT4"><text:page-number>&lt;number&gt;</text:page-number></text:span></text:p>
          </draw:text-box>
        </draw:frame>
      </presentation:notes>
    </style:master-page>
    <style:master-page style:name="Default_20_3" style:display-name="Default 3"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9" draw:text-style-name="MP4" draw:layer="backgroundobjects" svg:width="22.959cm" svg:height="3.499cm" svg:x="4.396cm" svg:y="0.84cm" presentation:class="title" presentation:user-transformed="true">
        <draw:text-box>
          <text:p text:style-name="MP5"><text:span text:style-name="MT1">Click to edit the title text formatClick to edit Master title style</text:span></text:p>
        </draw:text-box>
      </draw:frame>
      <draw:frame draw:name="Date Placeholder 2" presentation:style-name="Mpr10" draw:text-style-name="MP12" draw:layer="backgroundobjects" svg:width="6.533cm" svg:height="1.457cm" svg:x="10.966cm" svg:y="19.307cm" presentation:class="date-time" presentation:user-transformed="true">
        <draw:text-box>
          <text:p/>
        </draw:text-box>
      </draw:frame>
      <draw:frame draw:name="Footer Placeholder 3" presentation:style-name="Mpr10" draw:text-style-name="MP12" draw:layer="backgroundobjects" svg:width="8.865cm" svg:height="1.457cm" svg:x="17.5cm" svg:y="19.307cm" presentation:class="footer" presentation:user-transformed="true">
        <draw:text-box>
          <text:p/>
        </draw:text-box>
      </draw:frame>
      <draw:frame draw:name="Slide Number Placeholder 4" presentation:style-name="Mpr10" draw:text-style-name="MP12" draw:layer="backgroundobjects" svg:width="1.399cm" svg:height="1.457cm" svg:x="26.376cm" svg:y="19.307cm" presentation:class="page-number" presentation:user-transformed="true">
        <draw:text-box>
          <text:p text:style-name="MP13"><text:span text:style-name="MT3"><text:page-number>&lt;number&gt;</text:page-number></text:span></text:p>
        </draw:text-box>
      </draw:frame>
      <draw:frame presentation:style-name="Default_20_3-outline1" draw:layer="backgroundobjects" svg:width="25.199cm" svg:height="12.18cm" svg:x="1.4cm" svg:y="4.913cm" presentation:class="outline" presentation:placeholder="true">
        <draw:text-box/>
      </draw:frame>
      <presentation:notes style:page-layout-name="PM2">
        <draw:page-thumbnail presentation:style-name="Default_20_3-title" draw:layer="backgroundobjects" svg:width="14.392cm" svg:height="10.476cm" svg:x="3.598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4"><presentation:header/></text:span></text:p>
          </draw:text-box>
        </draw:frame>
        <draw:frame presentation:style-name="Mpr11" draw:text-style-name="MP2" draw:layer="backgroundobjects" svg:width="9.368cm" svg:height="1.396cm" svg:x="12.22cm" svg:y="0cm" presentation:class="date-time">
          <draw:text-box>
            <text:p text:style-name="MP2"><text:span text:style-name="MT4"><presentation:date-time/></text:span></text:p>
          </draw:text-box>
        </draw:frame>
        <draw:frame presentation:style-name="Mpr12" draw:text-style-name="MP1" draw:layer="backgroundobjects" svg:width="9.368cm" svg:height="1.396cm" svg:x="0cm" svg:y="26.543cm" presentation:class="footer">
          <draw:text-box>
            <text:p text:style-name="MP1"><text:span text:style-name="MT4"><presentation:footer/></text:span></text:p>
          </draw:text-box>
        </draw:frame>
        <draw:frame presentation:style-name="Mpr12" draw:text-style-name="MP2" draw:layer="backgroundobjects" svg:width="9.368cm" svg:height="1.396cm" svg:x="12.22cm" svg:y="26.543cm" presentation:class="page-number">
          <draw:text-box>
            <text:p text:style-name="MP2"><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2-11-20T13:22:24</meta:creation-date>
    <meta:editing-duration>PT32M19S</meta:editing-duration>
    <meta:editing-cycles>7</meta:editing-cycles>
    <dc:date>2012-11-20T14:52:16</dc:date>
    <dc:creator>Abram Hindle</dc:creator>
    <meta:generator>LibreOffice/3.5$Linux_X86_64 LibreOffice_project/350m1$Build-2</meta:generator>
    <meta:document-statistic meta:object-count="238"/>
  </office:meta>
</office:document-meta>
</file>